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5"/>
    <style:style style:name="P4" style:family="paragraph" style:parent-style-name="Standard" style:list-style-name="L4"/>
    <style:style style:name="P5" style:family="paragraph" style:parent-style-name="Standard" style:list-style-name="L1">
      <style:text-properties officeooo:rsid="000cbedc" officeooo:paragraph-rsid="000cbedc"/>
    </style:style>
    <style:style style:name="P6" style:family="paragraph" style:parent-style-name="Standard" style:list-style-name="L5">
      <style:text-properties officeooo:rsid="000cbedc" officeooo:paragraph-rsid="000cbedc"/>
    </style:style>
    <style:style style:name="P7" style:family="paragraph" style:parent-style-name="Text_20_body">
      <style:text-properties officeooo:rsid="000b3966" officeooo:paragraph-rsid="000b3966"/>
    </style:style>
    <style:style style:name="P8" style:family="paragraph" style:parent-style-name="Text_20_body">
      <style:text-properties fo:font-weight="bold" officeooo:rsid="000b3966" officeooo:paragraph-rsid="000b3966" style:font-weight-asian="bold" style:font-weight-complex="bold"/>
    </style:style>
    <style:style style:name="P9" style:family="paragraph" style:parent-style-name="Text_20_body">
      <style:text-properties officeooo:rsid="000cbedc" officeooo:paragraph-rsid="000cbedc"/>
    </style:style>
    <style:style style:name="P10" style:family="paragraph" style:parent-style-name="Text_20_body">
      <style:text-properties officeooo:rsid="000cbedc" officeooo:paragraph-rsid="000b3966"/>
    </style:style>
    <style:style style:name="P11" style:family="paragraph" style:parent-style-name="Heading_20_1">
      <style:text-properties officeooo:rsid="000b3966" officeooo:paragraph-rsid="000b3966"/>
    </style:style>
    <style:style style:name="P12" style:family="paragraph" style:parent-style-name="Heading_20_3">
      <style:text-properties officeooo:rsid="000b3966" officeooo:paragraph-rsid="000b3966"/>
    </style:style>
    <style:style style:name="P13" style:family="paragraph" style:parent-style-name="Heading_20_3">
      <style:text-properties officeooo:rsid="000cbedc" officeooo:paragraph-rsid="000cbedc"/>
    </style:style>
    <style:style style:name="T1" style:family="text">
      <style:text-properties officeooo:rsid="000cbed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nkieta</text:h>
      <text:h text:style-name="P12" text:outline-level="3">Proporcja czasochlonności do wiedzy: </text:h>
      <text:p text:style-name="P7">Uczestniczycie w pierwszej (eksperymentalnej) serii przedmiotu. Chciałbym zebrać wasze wrażenia z pierwszej połowy zajęć. Zaznacz <text:span text:style-name="T2">prawdziwe</text:span> stwierdzenia</text:p>
      <text:list xml:id="list4101495060401771670" text:style-name="L1">
        <text:list-item>
          <text:p text:style-name="P1">Zajęcia są zbyt czasochłonne</text:p>
        </text:list-item>
        <text:list-item>
          <text:p text:style-name="P1">Zajęcia są czasochłonne ale mam wrażenie że warto poświęcić czas, ponieważ uczę się nowych rzeczy</text:p>
        </text:list-item>
        <text:list-item>
          <text:p text:style-name="P1">Nudzę się na zajęciach </text:p>
        </text:list-item>
        <text:list-item>
          <text:p text:style-name="P1">Zajęcia są za trudne. </text:p>
        </text:list-item>
        <text:list-item>
          <text:p text:style-name="P1">Wykłady są niejasne </text:p>
        </text:list-item>
        <text:list-item>
          <text:p text:style-name="P1">Wykłady są jasne </text:p>
        </text:list-item>
        <text:list-item>
          <text:p text:style-name="P5">Kolokwia są za trudne </text:p>
        </text:list-item>
        <text:list-item>
          <text:p text:style-name="P5">Kolokwia są trudne, ale w sumie napisanie funkcji w pythonie na kartce powinno być do ogarnięcia</text:p>
        </text:list-item>
        <text:list-item>
          <text:p text:style-name="P5">Wkurza mnie to że kolokwia nie są sprawdzone w ciągu tygodnia</text:p>
        </text:list-item>
      </text:list>
      <text:h text:style-name="P13" text:outline-level="3">Ogólne zadowolenie z przedmiotu</text:h>
      <text:p text:style-name="P9">Ogólne zadowolenie z przedmiotu w skali od 2 do 5 (powiedzmy że skala akademicka), wynosi: <text:s/>. . . </text:p>
      <text:p text:style-name="P8">Wskaż jedną rzecz którą mogę poprawić :</text:p>
      <text:p text:style-name="P7"/>
      <text:p text:style-name="P10"/>
      <text:p text:style-name="P7"/>
      <text:p text:style-name="P9"/>
      <text:h text:style-name="P12" text:outline-level="3">Konsultacje</text:h>
      <text:p text:style-name="P7">Ponieważ zapomniałem wyznaczyć termin konsultacji, to teraz chciałbym wyznaczyć termin tak żeby pasował wszystkim studentom. Opcje są dwie: albo przez hangouty (zdalnie) albo standardowo f2f. Opcje są takie (zaznacz wszystkie pasujące) :</text:p>
      <text:list xml:id="list8456804617805350140" text:style-name="L2">
        <text:list-item>
          <text:p text:style-name="P2">Nie potrzebuję</text:p>
        </text:list-item>
        <text:list-item>
          <text:p text:style-name="P2">Wtorki 16-17</text:p>
        </text:list-item>
        <text:list-item>
          <text:p text:style-name="P2">Wtorki 17-18</text:p>
        </text:list-item>
        <text:list-item>
          <text:p text:style-name="P2">Czwartki 17-18</text:p>
        </text:list-item>
        <text:list-item>
          <text:p text:style-name="P2">Poniedziałki 19-20 (hangouty)</text:p>
        </text:list-item>
        <text:list-item>
          <text:p text:style-name="P2">Środy 19-20 (hangouty)</text:p>
        </text:list-item>
        <text:list-item>
          <text:p text:style-name="P2">Piątki 19-20 (hangouty)</text:p>
        </text:list-item>
        <text:list-item>
          <text:p text:style-name="P2">Niedziele 19-20 (hangouty)</text:p>
        </text:list-item>
      </text:list>
      <text:h text:style-name="P12" text:outline-level="3">Dalsze tematy zajęć</text:h>
      <text:p text:style-name="P7">Dalsze tematy zajęć które uznaje za bardzo istotne: </text:p>
      <text:list xml:id="list8565815365776086740" text:style-name="L4">
        <text:list-item>
          <text:p text:style-name="P4">Biblioteka Pandas </text:p>
        </text:list-item>
        <text:list-item>
          <text:p text:style-name="P4">Wieloprocesowowść</text:p>
        </text:list-item>
        <text:list-item>
          <text:p text:style-name="P4">Ipython notebook, matplotlib (wykresy) </text:p>
        </text:list-item>
      </text:list>
      <text:p text:style-name="P7">Tematy które możemy poruszyć (wybierz dwa, ew. więcej)</text:p>
      <text:list xml:id="list32272008783495423" text:style-name="L5">
        <text:list-item>
          <text:p text:style-name="P3">Ładowanie danych z roota </text:p>
        </text:list-item>
        <text:list-item>
          <text:p text:style-name="P3">Modelowanie soczewki </text:p>
        </text:list-item>
        <text:list-item>
          <text:p text:style-name="P3">Integracja Pythona z C (również bez pisania kodu C) </text:p>
        </text:list-item>
        <text:list-item>
          <text:p text:style-name="P3">Zbieranie danych z stron WWW (BeautifullSoup) </text:p>
        </text:list-item>
        <text:list-item>
          <text:p text:style-name="P3">Stawianie serwerów WWW (podstawy) </text:p>
        </text:list-item>
        <text:list-item>
          <text:p text:style-name="P3">Systemy rozproszone w Pythonie (potstawy programowania sieciowego) </text:p>
        </text:list-item>
        <text:list-item>
          <text:p text:style-name="P6">Eksploracja danych (sieci neuronowe, drzewa losowe, takie rzeczy)</text:p>
          <text:list>
            <text:list-item>
              <text:p text:style-name="P6">Ew. praca z biblioteką scikits-learn</text:p>
            </text:list-item>
          </text:list>
        </text:list-item>
      </text:list>
      <text:p text:style-name="P8">Jeśli wybrałeś więcej niż 2 podaj które <text:span text:style-name="T1">z tematów “istotnych” mam usunąć: </text:span></text:p>
      <text:p text:style-name="P8"/>
      <text:p text:style-name="P8"/>
      <text:h text:style-name="P1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4986*" fo:start-indent="0mm" fo:end-indent="0mm"/>
          <style:column style:rel-width="4986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1-26T22:58:05.296500029</meta:creation-date>
    <dc:date>2014-11-26T23:20:45.932777032</dc:date>
    <dc:creator>Jacek Bzdak</dc:creator>
    <meta:editing-duration>PT7M</meta:editing-duration>
    <meta:editing-cycles>1</meta:editing-cycles>
    <meta:document-statistic meta:table-count="0" meta:image-count="0" meta:object-count="0" meta:page-count="1" meta:paragraph-count="40" meta:word-count="279" meta:character-count="1797" meta:non-whitespace-character-count="1568"/>
    <meta:generator>LibreOffice/4.3.3.2$Linux_X86_64 LibreOffice_project/430m0$Build-2</meta:generator>
  </office:meta>
</office:document-meta>
</file>